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72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9575in"/>
    </style:style>
    <style:style style:name="co5" style:family="table-column">
      <style:table-column-properties fo:break-before="auto" style:column-width="0.163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s_dt=0.008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q</text:p>
          </table:table-cell>
          <table:table-cell table:number-columns-repeated="6"/>
        </table:table-row>
        <table:table-row table:style-name="ro1">
          <table:table-cell table:number-columns-repeated="6" office:value-type="float" office:value="0.004" calcext:value-type="float">
            <text:p>0.0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d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coriolis_vector</text:p>
          </table:table-cell>
          <table:table-cell table:number-columns-repeated="6"/>
        </table:table-row>
        <table:table-row table:style-name="ro1">
          <table:table-cell office:value-type="float" office:value="0.140388401" calcext:value-type="float">
            <text:p>0.140388401</text:p>
          </table:table-cell>
          <table:table-cell office:value-type="float" office:value="-0.017330762" calcext:value-type="float">
            <text:p>-0.017330762</text:p>
          </table:table-cell>
          <table:table-cell office:value-type="float" office:value="-0.000041128" calcext:value-type="float">
            <text:p>-4.1128E-05</text:p>
          </table:table-cell>
          <table:table-cell office:value-type="float" office:value="0.0124336" calcext:value-type="float">
            <text:p>0.0124336</text:p>
          </table:table-cell>
          <table:table-cell office:value-type="float" office:value="0.002379219" calcext:value-type="float">
            <text:p>0.002379219</text:p>
          </table:table-cell>
          <table:table-cell office:value-type="float" office:value="-0.000154239" calcext:value-type="float">
            <text:p>-0.00015423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grav_trq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9.228168687" calcext:value-type="float">
            <text:p>-59.228168687</text:p>
          </table:table-cell>
          <table:table-cell office:value-type="float" office:value="-15.697217987" calcext:value-type="float">
            <text:p>-15.697217987</text:p>
          </table:table-cell>
          <table:table-cell office:value-type="float" office:value="0.002095702" calcext:value-type="float">
            <text:p>0.002095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mass_matrix</text:p>
          </table:table-cell>
          <table:table-cell table:number-columns-repeated="6"/>
        </table:table-row>
        <table:table-row table:style-name="ro1">
          <table:table-cell office:value-type="float" office:value="4.376109373" calcext:value-type="float">
            <text:p>4.376109373</text:p>
          </table:table-cell>
          <table:table-cell office:value-type="float" office:value="0.004191923" calcext:value-type="float">
            <text:p>0.004191923</text:p>
          </table:table-cell>
          <table:table-cell office:value-type="float" office:value="0.002557931" calcext:value-type="float">
            <text:p>0.002557931</text:p>
          </table:table-cell>
          <table:table-cell office:value-type="float" office:value="0.001940797" calcext:value-type="float">
            <text:p>0.001940797</text:p>
          </table:table-cell>
          <table:table-cell office:value-type="float" office:value="-0.253222699" calcext:value-type="float">
            <text:p>-0.253222699</text:p>
          </table:table-cell>
          <table:table-cell office:value-type="float" office:value="-0.000000823" calcext:value-type="float">
            <text:p>-8.23E-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4191923" calcext:value-type="float">
            <text:p>0.004191923</text:p>
          </table:table-cell>
          <table:table-cell office:value-type="float" office:value="3.965701968" calcext:value-type="float">
            <text:p>3.965701968</text:p>
          </table:table-cell>
          <table:table-cell office:value-type="float" office:value="1.516168241" calcext:value-type="float">
            <text:p>1.516168241</text:p>
          </table:table-cell>
          <table:table-cell office:value-type="float" office:value="0.241076938" calcext:value-type="float">
            <text:p>0.241076938</text:p>
          </table:table-cell>
          <table:table-cell office:value-type="float" office:value="0.000000267" calcext:value-type="float">
            <text:p>2.67E-07</text:p>
          </table:table-cell>
          <table:table-cell office:value-type="float" office:value="0.017136336" calcext:value-type="float">
            <text:p>0.0171363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2557931" calcext:value-type="float">
            <text:p>0.002557931</text:p>
          </table:table-cell>
          <table:table-cell office:value-type="float" office:value="1.516168241" calcext:value-type="float">
            <text:p>1.516168241</text:p>
          </table:table-cell>
          <table:table-cell office:value-type="float" office:value="0.836761453" calcext:value-type="float">
            <text:p>0.836761453</text:p>
          </table:table-cell>
          <table:table-cell office:value-type="float" office:value="0.241137405" calcext:value-type="float">
            <text:p>0.241137405</text:p>
          </table:table-cell>
          <table:table-cell office:value-type="float" office:value="0.000000267" calcext:value-type="float">
            <text:p>2.67E-07</text:p>
          </table:table-cell>
          <table:table-cell office:value-type="float" office:value="0.017136336" calcext:value-type="float">
            <text:p>0.0171363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1940797" calcext:value-type="float">
            <text:p>0.001940797</text:p>
          </table:table-cell>
          <table:table-cell office:value-type="float" office:value="0.241076938" calcext:value-type="float">
            <text:p>0.241076938</text:p>
          </table:table-cell>
          <table:table-cell office:value-type="float" office:value="0.241137405" calcext:value-type="float">
            <text:p>0.241137405</text:p>
          </table:table-cell>
          <table:table-cell office:value-type="float" office:value="0.241165309" calcext:value-type="float">
            <text:p>0.241165309</text:p>
          </table:table-cell>
          <table:table-cell office:value-type="float" office:value="0.000000267" calcext:value-type="float">
            <text:p>2.67E-07</text:p>
          </table:table-cell>
          <table:table-cell office:value-type="float" office:value="0.017136336" calcext:value-type="float">
            <text:p>0.0171363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253222699" calcext:value-type="float">
            <text:p>-0.253222699</text:p>
          </table:table-cell>
          <table:table-cell table:number-columns-repeated="3" office:value-type="float" office:value="0.000000267" calcext:value-type="float">
            <text:p>2.67E-07</text:p>
          </table:table-cell>
          <table:table-cell office:value-type="float" office:value="0.253241733" calcext:value-type="float">
            <text:p>0.2532417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00000823" calcext:value-type="float">
            <text:p>-8.23E-07</text:p>
          </table:table-cell>
          <table:table-cell table:number-columns-repeated="3" office:value-type="float" office:value="0.017136336" calcext:value-type="float">
            <text:p>0.017136336</text:p>
          </table:table-cell>
          <table:table-cell office:value-type="float" office:value="0" calcext:value-type="float">
            <text:p>0</text:p>
          </table:table-cell>
          <table:table-cell office:value-type="float" office:value="0.017136473" calcext:value-type="float">
            <text:p>0.0171364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lc_duration</text:p>
          </table:table-cell>
          <table:table-cell table:number-columns-repeated="6"/>
        </table:table-row>
        <table:table-row table:style-name="ro1">
          <table:table-cell office:value-type="float" office:value="0.0000498294830322266" calcext:value-type="float">
            <text:p>4.98294830322266E-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6"/>
        </table:table-row>
        <table:table-row table:style-name="ro1">
          <table:table-cell table:number-columns-repeated="6" office:value-type="float" office:value="0.008" calcext:value-type="float">
            <text:p>0.0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d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coriolis_vector</text:p>
          </table:table-cell>
          <table:table-cell table:number-columns-repeated="6"/>
        </table:table-row>
        <table:table-row table:style-name="ro1">
          <table:table-cell office:value-type="float" office:value="-0.017073332" calcext:value-type="float">
            <text:p>-0.017073332</text:p>
          </table:table-cell>
          <table:table-cell office:value-type="float" office:value="0.002871653" calcext:value-type="float">
            <text:p>0.002871653</text:p>
          </table:table-cell>
          <table:table-cell office:value-type="float" office:value="0.003153936" calcext:value-type="float">
            <text:p>0.003153936</text:p>
          </table:table-cell>
          <table:table-cell office:value-type="float" office:value="-0.000066927" calcext:value-type="float">
            <text:p>-6.6927E-05</text:p>
          </table:table-cell>
          <table:table-cell office:value-type="float" office:value="0.002378789" calcext:value-type="float">
            <text:p>0.002378789</text:p>
          </table:table-cell>
          <table:table-cell office:value-type="float" office:value="-0.000154307" calcext:value-type="float">
            <text:p>-0.0001543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grav_trq</text:p>
          </table:table-cell>
          <table:table-cell table:number-columns-repeated="6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004647287" calcext:value-type="float">
            <text:p>0.004647287</text:p>
          </table:table-cell>
          <table:table-cell office:value-type="float" office:value="0.003602543" calcext:value-type="float">
            <text:p>0.003602543</text:p>
          </table:table-cell>
          <table:table-cell office:value-type="float" office:value="0.002095401" calcext:value-type="float">
            <text:p>0.002095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mass_matrix</text:p>
          </table:table-cell>
          <table:table-cell table:number-columns-repeated="6"/>
        </table:table-row>
        <table:table-row table:style-name="ro1">
          <table:table-cell office:value-type="float" office:value="-0.000815178" calcext:value-type="float">
            <text:p>-0.000815178</text:p>
          </table:table-cell>
          <table:table-cell office:value-type="float" office:value="0.002249842" calcext:value-type="float">
            <text:p>0.002249842</text:p>
          </table:table-cell>
          <table:table-cell office:value-type="float" office:value="0.000615875" calcext:value-type="float">
            <text:p>0.000615875</text:p>
          </table:table-cell>
          <table:table-cell office:value-type="float" office:value="-0.00000122" calcext:value-type="float">
            <text:p>-1.22E-06</text:p>
          </table:table-cell>
          <table:table-cell office:value-type="float" office:value="0.0000579" calcext:value-type="float">
            <text:p>5.79E-05</text:p>
          </table:table-cell>
          <table:table-cell office:value-type="float" office:value="-0.000002467" calcext:value-type="float">
            <text:p>-2.467E-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2249842" calcext:value-type="float">
            <text:p>0.002249842</text:p>
          </table:table-cell>
          <table:table-cell office:value-type="float" office:value="-0.000209349" calcext:value-type="float">
            <text:p>-0.000209349</text:p>
          </table:table-cell>
          <table:table-cell office:value-type="float" office:value="-0.000132578" calcext:value-type="float">
            <text:p>-0.000132578</text:p>
          </table:table-cell>
          <table:table-cell office:value-type="float" office:value="-0.000088367" calcext:value-type="float">
            <text:p>-8.8367E-05</text:p>
          </table:table-cell>
          <table:table-cell office:value-type="float" office:value="0.000000801" calcext:value-type="float">
            <text:p>8.01E-07</text:p>
          </table:table-cell>
          <table:table-cell office:value-type="float" office:value="-0.000000411" calcext:value-type="float">
            <text:p>-4.11E-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0615875" calcext:value-type="float">
            <text:p>0.000615875</text:p>
          </table:table-cell>
          <table:table-cell office:value-type="float" office:value="-0.000132578" calcext:value-type="float">
            <text:p>-0.000132578</text:p>
          </table:table-cell>
          <table:table-cell office:value-type="float" office:value="-0.000055807" calcext:value-type="float">
            <text:p>-5.5807E-05</text:p>
          </table:table-cell>
          <table:table-cell office:value-type="float" office:value="-0.000027904" calcext:value-type="float">
            <text:p>-2.7904E-05</text:p>
          </table:table-cell>
          <table:table-cell office:value-type="float" office:value="0.000000801" calcext:value-type="float">
            <text:p>8.01E-07</text:p>
          </table:table-cell>
          <table:table-cell office:value-type="float" office:value="-0.000000411" calcext:value-type="float">
            <text:p>-4.11E-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0000122" calcext:value-type="float">
            <text:p>-1.22E-06</text:p>
          </table:table-cell>
          <table:table-cell office:value-type="float" office:value="-0.000088367" calcext:value-type="float">
            <text:p>-8.8367E-05</text:p>
          </table:table-cell>
          <table:table-cell office:value-type="float" office:value="-0.000027904" calcext:value-type="float">
            <text:p>-2.790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801" calcext:value-type="float">
            <text:p>8.01E-07</text:p>
          </table:table-cell>
          <table:table-cell office:value-type="float" office:value="-0.000000411" calcext:value-type="float">
            <text:p>-4.11E-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00579" calcext:value-type="float">
            <text:p>5.79E-05</text:p>
          </table:table-cell>
          <table:table-cell table:number-columns-repeated="3" office:value-type="float" office:value="0.000000801" calcext:value-type="float">
            <text:p>8.01E-07</text:p>
          </table:table-cell>
          <table:table-cell office:value-type="float" office:value="-0.000000801" calcext:value-type="float">
            <text:p>-8.01E-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00002467" calcext:value-type="float">
            <text:p>-2.467E-06</text:p>
          </table:table-cell>
          <table:table-cell table:number-columns-repeated="3" office:value-type="float" office:value="-0.000000411" calcext:value-type="float">
            <text:p>-4.11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lc_duration</text:p>
          </table:table-cell>
          <table:table-cell table:number-columns-repeated="6"/>
        </table:table-row>
        <table:table-row table:style-name="ro1">
          <table:table-cell office:value-type="float" office:value="0.000123262405395508" calcext:value-type="float">
            <text:p>0.000123262405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6"/>
        </table:table-row>
        <table:table-row table:style-name="ro1">
          <table:table-cell table:number-columns-repeated="6" office:value-type="float" office:value="0.012" calcext:value-type="float">
            <text:p>0.0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d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coriolis_vector</text:p>
          </table:table-cell>
          <table:table-cell table:number-columns-repeated="6"/>
        </table:table-row>
        <table:table-row table:style-name="ro1">
          <table:table-cell office:value-type="float" office:value="-0.017064794" calcext:value-type="float">
            <text:p>-0.017064794</text:p>
          </table:table-cell>
          <table:table-cell office:value-type="float" office:value="0.002869637" calcext:value-type="float">
            <text:p>0.002869637</text:p>
          </table:table-cell>
          <table:table-cell office:value-type="float" office:value="0.003151433" calcext:value-type="float">
            <text:p>0.003151433</text:p>
          </table:table-cell>
          <table:table-cell office:value-type="float" office:value="-0.000068415" calcext:value-type="float">
            <text:p>-6.8415E-05</text:p>
          </table:table-cell>
          <table:table-cell office:value-type="float" office:value="0.002377927" calcext:value-type="float">
            <text:p>0.002377927</text:p>
          </table:table-cell>
          <table:table-cell office:value-type="float" office:value="-0.000154441" calcext:value-type="float">
            <text:p>-0.0001544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grav_trq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347815" calcext:value-type="float">
            <text:p>0.006347815</text:p>
          </table:table-cell>
          <table:table-cell office:value-type="float" office:value="0.004606594" calcext:value-type="float">
            <text:p>0.004606594</text:p>
          </table:table-cell>
          <table:table-cell office:value-type="float" office:value="0.002094798" calcext:value-type="float">
            <text:p>0.002094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mass_matrix</text:p>
          </table:table-cell>
          <table:table-cell table:number-columns-repeated="6"/>
        </table:table-row>
        <table:table-row table:style-name="ro1">
          <table:table-cell office:value-type="float" office:value="-0.00112583" calcext:value-type="float">
            <text:p>-0.00112583</text:p>
          </table:table-cell>
          <table:table-cell office:value-type="float" office:value="0.002248899" calcext:value-type="float">
            <text:p>0.002248899</text:p>
          </table:table-cell>
          <table:table-cell office:value-type="float" office:value="0.000614985" calcext:value-type="float">
            <text:p>0.000614985</text:p>
          </table:table-cell>
          <table:table-cell office:value-type="float" office:value="-0.000002031" calcext:value-type="float">
            <text:p>-2.031E-06</text:p>
          </table:table-cell>
          <table:table-cell office:value-type="float" office:value="0.000096489" calcext:value-type="float">
            <text:p>9.6489E-05</text:p>
          </table:table-cell>
          <table:table-cell office:value-type="float" office:value="-0.000004111" calcext:value-type="float">
            <text:p>-4.111E-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2248899" calcext:value-type="float">
            <text:p>0.002248899</text:p>
          </table:table-cell>
          <table:table-cell office:value-type="float" office:value="-0.000231074" calcext:value-type="float">
            <text:p>-0.000231074</text:p>
          </table:table-cell>
          <table:table-cell office:value-type="float" office:value="-0.00014344" calcext:value-type="float">
            <text:p>-0.00014344</text:p>
          </table:table-cell>
          <table:table-cell office:value-type="float" office:value="-0.000088358" calcext:value-type="float">
            <text:p>-8.8358E-05</text:p>
          </table:table-cell>
          <table:table-cell office:value-type="float" office:value="0.000001335" calcext:value-type="float">
            <text:p>1.335E-06</text:p>
          </table:table-cell>
          <table:table-cell office:value-type="float" office:value="-0.000000685" calcext:value-type="float">
            <text:p>-6.85E-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0614985" calcext:value-type="float">
            <text:p>0.000614985</text:p>
          </table:table-cell>
          <table:table-cell office:value-type="float" office:value="-0.00014344" calcext:value-type="float">
            <text:p>-0.00014344</text:p>
          </table:table-cell>
          <table:table-cell office:value-type="float" office:value="-0.000055805" calcext:value-type="float">
            <text:p>-5.5805E-05</text:p>
          </table:table-cell>
          <table:table-cell office:value-type="float" office:value="-0.000027903" calcext:value-type="float">
            <text:p>-2.7903E-05</text:p>
          </table:table-cell>
          <table:table-cell office:value-type="float" office:value="0.000001335" calcext:value-type="float">
            <text:p>1.335E-06</text:p>
          </table:table-cell>
          <table:table-cell office:value-type="float" office:value="-0.000000685" calcext:value-type="float">
            <text:p>-6.85E-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00002031" calcext:value-type="float">
            <text:p>-2.031E-06</text:p>
          </table:table-cell>
          <table:table-cell office:value-type="float" office:value="-0.000088358" calcext:value-type="float">
            <text:p>-8.8358E-05</text:p>
          </table:table-cell>
          <table:table-cell office:value-type="float" office:value="-0.000027903" calcext:value-type="float">
            <text:p>-2.790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1335" calcext:value-type="float">
            <text:p>1.335E-06</text:p>
          </table:table-cell>
          <table:table-cell office:value-type="float" office:value="-0.000000685" calcext:value-type="float">
            <text:p>-6.85E-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0096489" calcext:value-type="float">
            <text:p>9.6489E-05</text:p>
          </table:table-cell>
          <table:table-cell table:number-columns-repeated="3" office:value-type="float" office:value="0.000001335" calcext:value-type="float">
            <text:p>1.335E-06</text:p>
          </table:table-cell>
          <table:table-cell office:value-type="float" office:value="-0.000001335" calcext:value-type="float">
            <text:p>-1.335E-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00004111" calcext:value-type="float">
            <text:p>-4.111E-06</text:p>
          </table:table-cell>
          <table:table-cell table:number-columns-repeated="3" office:value-type="float" office:value="-0.000000685" calcext:value-type="float">
            <text:p>-6.85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lc_duration</text:p>
          </table:table-cell>
          <table:table-cell table:number-columns-repeated="6"/>
        </table:table-row>
        <table:table-row table:style-name="ro1">
          <table:table-cell office:value-type="float" office:value="0.0000820159912109375" calcext:value-type="float">
            <text:p>8.20159912109375E-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6"/>
        </table:table-row>
        <table:table-row table:style-name="ro1">
          <table:table-cell table:number-columns-repeated="6" office:value-type="float" office:value="0.016" calcext:value-type="float">
            <text:p>0.0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d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coriolis_vector</text:p>
          </table:table-cell>
          <table:table-cell table:number-columns-repeated="6"/>
        </table:table-row>
        <table:table-row table:style-name="ro1">
          <table:table-cell office:value-type="float" office:value="-0.017051556" calcext:value-type="float">
            <text:p>-0.017051556</text:p>
          </table:table-cell>
          <table:table-cell office:value-type="float" office:value="0.002866651" calcext:value-type="float">
            <text:p>0.002866651</text:p>
          </table:table-cell>
          <table:table-cell office:value-type="float" office:value="0.003148171" calcext:value-type="float">
            <text:p>0.003148171</text:p>
          </table:table-cell>
          <table:table-cell office:value-type="float" office:value="-0.000070196" calcext:value-type="float">
            <text:p>-7.0196E-05</text:p>
          </table:table-cell>
          <table:table-cell office:value-type="float" office:value="0.002376636" calcext:value-type="float">
            <text:p>0.002376636</text:p>
          </table:table-cell>
          <table:table-cell office:value-type="float" office:value="-0.000154642" calcext:value-type="float">
            <text:p>-0.0001546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grav_trq</text:p>
          </table:table-cell>
          <table:table-cell table:number-columns-repeated="6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008047853" calcext:value-type="float">
            <text:p>0.008047853</text:p>
          </table:table-cell>
          <table:table-cell office:value-type="float" office:value="0.005610182" calcext:value-type="float">
            <text:p>0.005610182</text:p>
          </table:table-cell>
          <table:table-cell office:value-type="float" office:value="0.002093892" calcext:value-type="float">
            <text:p>0.002093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mass_matrix</text:p>
          </table:table-cell>
          <table:table-cell table:number-columns-repeated="6"/>
        </table:table-row>
        <table:table-row table:style-name="ro1">
          <table:table-cell office:value-type="float" office:value="-0.001436185" calcext:value-type="float">
            <text:p>-0.001436185</text:p>
          </table:table-cell>
          <table:table-cell office:value-type="float" office:value="0.002247892" calcext:value-type="float">
            <text:p>0.002247892</text:p>
          </table:table-cell>
          <table:table-cell office:value-type="float" office:value="0.000614057" calcext:value-type="float">
            <text:p>0.000614057</text:p>
          </table:table-cell>
          <table:table-cell office:value-type="float" office:value="-0.000002841" calcext:value-type="float">
            <text:p>-2.841E-06</text:p>
          </table:table-cell>
          <table:table-cell office:value-type="float" office:value="0.000135061" calcext:value-type="float">
            <text:p>0.000135061</text:p>
          </table:table-cell>
          <table:table-cell office:value-type="float" office:value="-0.000005754" calcext:value-type="float">
            <text:p>-5.754E-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2247892" calcext:value-type="float">
            <text:p>0.002247892</text:p>
          </table:table-cell>
          <table:table-cell office:value-type="float" office:value="-0.000252789" calcext:value-type="float">
            <text:p>-0.000252789</text:p>
          </table:table-cell>
          <table:table-cell office:value-type="float" office:value="-0.000154296" calcext:value-type="float">
            <text:p>-0.000154296</text:p>
          </table:table-cell>
          <table:table-cell office:value-type="float" office:value="-0.000088345" calcext:value-type="float">
            <text:p>-8.8345E-05</text:p>
          </table:table-cell>
          <table:table-cell office:value-type="float" office:value="0.000001868" calcext:value-type="float">
            <text:p>1.868E-06</text:p>
          </table:table-cell>
          <table:table-cell office:value-type="float" office:value="-0.00000096" calcext:value-type="float">
            <text:p>-9.6E-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0614057" calcext:value-type="float">
            <text:p>0.000614057</text:p>
          </table:table-cell>
          <table:table-cell office:value-type="float" office:value="-0.000154296" calcext:value-type="float">
            <text:p>-0.000154296</text:p>
          </table:table-cell>
          <table:table-cell office:value-type="float" office:value="-0.000055802" calcext:value-type="float">
            <text:p>-5.5802E-05</text:p>
          </table:table-cell>
          <table:table-cell office:value-type="float" office:value="-0.000027901" calcext:value-type="float">
            <text:p>-2.7901E-05</text:p>
          </table:table-cell>
          <table:table-cell office:value-type="float" office:value="0.000001868" calcext:value-type="float">
            <text:p>1.868E-06</text:p>
          </table:table-cell>
          <table:table-cell office:value-type="float" office:value="-0.00000096" calcext:value-type="float">
            <text:p>-9.6E-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00002841" calcext:value-type="float">
            <text:p>-2.841E-06</text:p>
          </table:table-cell>
          <table:table-cell office:value-type="float" office:value="-0.000088345" calcext:value-type="float">
            <text:p>-8.8345E-05</text:p>
          </table:table-cell>
          <table:table-cell office:value-type="float" office:value="-0.000027901" calcext:value-type="float">
            <text:p>-2.7901E-05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0.000001868" calcext:value-type="float">
            <text:p>1.868E-06</text:p>
          </table:table-cell>
          <table:table-cell office:value-type="float" office:value="-0.00000096" calcext:value-type="float">
            <text:p>-9.6E-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0135061" calcext:value-type="float">
            <text:p>0.000135061</text:p>
          </table:table-cell>
          <table:table-cell table:number-columns-repeated="3" office:value-type="float" office:value="0.000001868" calcext:value-type="float">
            <text:p>1.868E-06</text:p>
          </table:table-cell>
          <table:table-cell office:value-type="float" office:value="-0.000001869" calcext:value-type="float">
            <text:p>-1.869E-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00005754" calcext:value-type="float">
            <text:p>-5.754E-06</text:p>
          </table:table-cell>
          <table:table-cell table:number-columns-repeated="3" office:value-type="float" office:value="-0.00000096" calcext:value-type="float">
            <text:p>-9.6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lc_duration</text:p>
          </table:table-cell>
          <table:table-cell table:number-columns-repeated="6"/>
        </table:table-row>
        <table:table-row table:style-name="ro1">
          <table:table-cell office:value-type="float" office:value="0.0000808238983154297" calcext:value-type="float">
            <text:p>8.08238983154297E-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6"/>
        </table:table-row>
        <table:table-row table:style-name="ro1">
          <table:table-cell table:number-columns-repeated="6"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d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coriolis_vector</text:p>
          </table:table-cell>
          <table:table-cell table:number-columns-repeated="6"/>
        </table:table-row>
        <table:table-row table:style-name="ro1">
          <table:table-cell office:value-type="float" office:value="-0.017033626" calcext:value-type="float">
            <text:p>-0.017033626</text:p>
          </table:table-cell>
          <table:table-cell office:value-type="float" office:value="0.002862697" calcext:value-type="float">
            <text:p>0.002862697</text:p>
          </table:table-cell>
          <table:table-cell office:value-type="float" office:value="0.003144151" calcext:value-type="float">
            <text:p>0.003144151</text:p>
          </table:table-cell>
          <table:table-cell office:value-type="float" office:value="-0.000072271" calcext:value-type="float">
            <text:p>-7.2271E-05</text:p>
          </table:table-cell>
          <table:table-cell office:value-type="float" office:value="0.002374914" calcext:value-type="float">
            <text:p>0.002374914</text:p>
          </table:table-cell>
          <table:table-cell office:value-type="float" office:value="-0.000154909" calcext:value-type="float">
            <text:p>-0.00015490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grav_trq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47326" calcext:value-type="float">
            <text:p>0.009747326</text:p>
          </table:table-cell>
          <table:table-cell office:value-type="float" office:value="0.006613244" calcext:value-type="float">
            <text:p>0.006613244</text:p>
          </table:table-cell>
          <table:table-cell office:value-type="float" office:value="0.002092686" calcext:value-type="float">
            <text:p>0.002092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mass_matrix</text:p>
          </table:table-cell>
          <table:table-cell table:number-columns-repeated="6"/>
        </table:table-row>
        <table:table-row table:style-name="ro1">
          <table:table-cell office:value-type="float" office:value="-0.001746164" calcext:value-type="float">
            <text:p>-0.001746164</text:p>
          </table:table-cell>
          <table:table-cell office:value-type="float" office:value="0.002246824" calcext:value-type="float">
            <text:p>0.002246824</text:p>
          </table:table-cell>
          <table:table-cell office:value-type="float" office:value="0.000613093" calcext:value-type="float">
            <text:p>0.000613093</text:p>
          </table:table-cell>
          <table:table-cell office:value-type="float" office:value="-0.000003647" calcext:value-type="float">
            <text:p>-3.647E-06</text:p>
          </table:table-cell>
          <table:table-cell office:value-type="float" office:value="0.000173611" calcext:value-type="float">
            <text:p>0.000173611</text:p>
          </table:table-cell>
          <table:table-cell office:value-type="float" office:value="-0.000007395" calcext:value-type="float">
            <text:p>-7.395E-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2246824" calcext:value-type="float">
            <text:p>0.002246824</text:p>
          </table:table-cell>
          <table:table-cell office:value-type="float" office:value="-0.000274494" calcext:value-type="float">
            <text:p>-0.000274494</text:p>
          </table:table-cell>
          <table:table-cell office:value-type="float" office:value="-0.000165146" calcext:value-type="float">
            <text:p>-0.000165146</text:p>
          </table:table-cell>
          <table:table-cell office:value-type="float" office:value="-0.000088327" calcext:value-type="float">
            <text:p>-8.8327E-05</text:p>
          </table:table-cell>
          <table:table-cell office:value-type="float" office:value="0.000002401" calcext:value-type="float">
            <text:p>2.401E-06</text:p>
          </table:table-cell>
          <table:table-cell office:value-type="float" office:value="-0.000001234" calcext:value-type="float">
            <text:p>-1.234E-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0613093" calcext:value-type="float">
            <text:p>0.000613093</text:p>
          </table:table-cell>
          <table:table-cell office:value-type="float" office:value="-0.000165146" calcext:value-type="float">
            <text:p>-0.000165146</text:p>
          </table:table-cell>
          <table:table-cell office:value-type="float" office:value="-0.000055798" calcext:value-type="float">
            <text:p>-5.5798E-05</text:p>
          </table:table-cell>
          <table:table-cell office:value-type="float" office:value="-0.000027898" calcext:value-type="float">
            <text:p>-2.7898E-05</text:p>
          </table:table-cell>
          <table:table-cell office:value-type="float" office:value="0.000002401" calcext:value-type="float">
            <text:p>2.401E-06</text:p>
          </table:table-cell>
          <table:table-cell office:value-type="float" office:value="-0.000001234" calcext:value-type="float">
            <text:p>-1.234E-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00003647" calcext:value-type="float">
            <text:p>-3.647E-06</text:p>
          </table:table-cell>
          <table:table-cell office:value-type="float" office:value="-0.000088327" calcext:value-type="float">
            <text:p>-8.8327E-05</text:p>
          </table:table-cell>
          <table:table-cell office:value-type="float" office:value="-0.000027898" calcext:value-type="float">
            <text:p>-2.7898E-05</text:p>
          </table:table-cell>
          <table:table-cell office:value-type="float" office:value="0.000000002" calcext:value-type="float">
            <text:p>2E-09</text:p>
          </table:table-cell>
          <table:table-cell office:value-type="float" office:value="0.000002401" calcext:value-type="float">
            <text:p>2.401E-06</text:p>
          </table:table-cell>
          <table:table-cell office:value-type="float" office:value="-0.000001234" calcext:value-type="float">
            <text:p>-1.234E-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0173611" calcext:value-type="float">
            <text:p>0.000173611</text:p>
          </table:table-cell>
          <table:table-cell table:number-columns-repeated="3" office:value-type="float" office:value="0.000002401" calcext:value-type="float">
            <text:p>2.401E-06</text:p>
          </table:table-cell>
          <table:table-cell office:value-type="float" office:value="-0.000002402" calcext:value-type="float">
            <text:p>-2.402E-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00007395" calcext:value-type="float">
            <text:p>-7.395E-06</text:p>
          </table:table-cell>
          <table:table-cell table:number-columns-repeated="3" office:value-type="float" office:value="-0.000001234" calcext:value-type="float">
            <text:p>-1.23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lc_duration</text:p>
          </table:table-cell>
          <table:table-cell table:number-columns-repeated="6"/>
        </table:table-row>
        <table:table-row table:style-name="ro1">
          <table:table-cell office:value-type="float" office:value="0.0000874996185302734" calcext:value-type="float">
            <text:p>8.74996185302734E-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6"/>
        </table:table-row>
        <table:table-row table:style-name="ro1">
          <table:table-cell table:number-columns-repeated="6" office:value-type="float" office:value="0.024" calcext:value-type="float">
            <text:p>0.0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d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coriolis_vector</text:p>
          </table:table-cell>
          <table:table-cell table:number-columns-repeated="6"/>
        </table:table-row>
        <table:table-row table:style-name="ro1">
          <table:table-cell office:value-type="float" office:value="-0.017011014" calcext:value-type="float">
            <text:p>-0.017011014</text:p>
          </table:table-cell>
          <table:table-cell office:value-type="float" office:value="0.002857778" calcext:value-type="float">
            <text:p>0.002857778</text:p>
          </table:table-cell>
          <table:table-cell office:value-type="float" office:value="0.003139374" calcext:value-type="float">
            <text:p>0.003139374</text:p>
          </table:table-cell>
          <table:table-cell office:value-type="float" office:value="-0.000074638" calcext:value-type="float">
            <text:p>-7.4638E-05</text:p>
          </table:table-cell>
          <table:table-cell office:value-type="float" office:value="0.002372763" calcext:value-type="float">
            <text:p>0.002372763</text:p>
          </table:table-cell>
          <table:table-cell office:value-type="float" office:value="-0.000155243" calcext:value-type="float">
            <text:p>-0.00015524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grav_trq</text:p>
          </table:table-cell>
          <table:table-cell table:number-columns-repeated="6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011446157" calcext:value-type="float">
            <text:p>0.011446157</text:p>
          </table:table-cell>
          <table:table-cell office:value-type="float" office:value="0.007615715" calcext:value-type="float">
            <text:p>0.007615715</text:p>
          </table:table-cell>
          <table:table-cell office:value-type="float" office:value="0.002091178" calcext:value-type="float">
            <text:p>0.002091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mass_matrix</text:p>
          </table:table-cell>
          <table:table-cell table:number-columns-repeated="6"/>
        </table:table-row>
        <table:table-row table:style-name="ro1">
          <table:table-cell office:value-type="float" office:value="-0.002055683" calcext:value-type="float">
            <text:p>-0.002055683</text:p>
          </table:table-cell>
          <table:table-cell office:value-type="float" office:value="0.002245693" calcext:value-type="float">
            <text:p>0.002245693</text:p>
          </table:table-cell>
          <table:table-cell office:value-type="float" office:value="0.000612093" calcext:value-type="float">
            <text:p>0.000612093</text:p>
          </table:table-cell>
          <table:table-cell office:value-type="float" office:value="-0.000004449" calcext:value-type="float">
            <text:p>-4.449E-06</text:p>
          </table:table-cell>
          <table:table-cell office:value-type="float" office:value="0.000212131" calcext:value-type="float">
            <text:p>0.000212131</text:p>
          </table:table-cell>
          <table:table-cell office:value-type="float" office:value="-0.000009033" calcext:value-type="float">
            <text:p>-9.033E-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2245693" calcext:value-type="float">
            <text:p>0.002245693</text:p>
          </table:table-cell>
          <table:table-cell office:value-type="float" office:value="-0.000296188" calcext:value-type="float">
            <text:p>-0.000296188</text:p>
          </table:table-cell>
          <table:table-cell office:value-type="float" office:value="-0.00017599" calcext:value-type="float">
            <text:p>-0.00017599</text:p>
          </table:table-cell>
          <table:table-cell office:value-type="float" office:value="-0.000088304" calcext:value-type="float">
            <text:p>-8.8304E-05</text:p>
          </table:table-cell>
          <table:table-cell office:value-type="float" office:value="0.000002934" calcext:value-type="float">
            <text:p>2.934E-06</text:p>
          </table:table-cell>
          <table:table-cell office:value-type="float" office:value="-0.000001508" calcext:value-type="float">
            <text:p>-1.508E-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0612093" calcext:value-type="float">
            <text:p>0.000612093</text:p>
          </table:table-cell>
          <table:table-cell office:value-type="float" office:value="-0.00017599" calcext:value-type="float">
            <text:p>-0.00017599</text:p>
          </table:table-cell>
          <table:table-cell office:value-type="float" office:value="-0.000055792" calcext:value-type="float">
            <text:p>-5.5792E-05</text:p>
          </table:table-cell>
          <table:table-cell office:value-type="float" office:value="-0.000027895" calcext:value-type="float">
            <text:p>-2.7895E-05</text:p>
          </table:table-cell>
          <table:table-cell office:value-type="float" office:value="0.000002934" calcext:value-type="float">
            <text:p>2.934E-06</text:p>
          </table:table-cell>
          <table:table-cell office:value-type="float" office:value="-0.000001508" calcext:value-type="float">
            <text:p>-1.508E-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00004449" calcext:value-type="float">
            <text:p>-4.449E-06</text:p>
          </table:table-cell>
          <table:table-cell office:value-type="float" office:value="-0.000088304" calcext:value-type="float">
            <text:p>-8.8304E-05</text:p>
          </table:table-cell>
          <table:table-cell office:value-type="float" office:value="-0.000027895" calcext:value-type="float">
            <text:p>-2.7895E-05</text:p>
          </table:table-cell>
          <table:table-cell office:value-type="float" office:value="0.000000003" calcext:value-type="float">
            <text:p>3E-09</text:p>
          </table:table-cell>
          <table:table-cell office:value-type="float" office:value="0.000002934" calcext:value-type="float">
            <text:p>2.934E-06</text:p>
          </table:table-cell>
          <table:table-cell office:value-type="float" office:value="-0.000001508" calcext:value-type="float">
            <text:p>-1.508E-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0212131" calcext:value-type="float">
            <text:p>0.000212131</text:p>
          </table:table-cell>
          <table:table-cell table:number-columns-repeated="3" office:value-type="float" office:value="0.000002934" calcext:value-type="float">
            <text:p>2.934E-06</text:p>
          </table:table-cell>
          <table:table-cell office:value-type="float" office:value="-0.000002936" calcext:value-type="float">
            <text:p>-2.936E-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00009033" calcext:value-type="float">
            <text:p>-9.033E-06</text:p>
          </table:table-cell>
          <table:table-cell table:number-columns-repeated="3" office:value-type="float" office:value="-0.000001508" calcext:value-type="float">
            <text:p>-1.50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lc_duration</text:p>
          </table:table-cell>
          <table:table-cell table:number-columns-repeated="6"/>
        </table:table-row>
        <table:table-row table:style-name="ro1">
          <table:table-cell office:value-type="float" office:value="0.000104188919067383" calcext:value-type="float">
            <text:p>0.0001041889190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6"/>
        </table:table-row>
        <table:table-row table:style-name="ro1">
          <table:table-cell table:number-columns-repeated="6" office:value-type="float" office:value="0.028" calcext:value-type="float">
            <text:p>0.0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d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coriolis_vector</text:p>
          </table:table-cell>
          <table:table-cell table:number-columns-repeated="6"/>
        </table:table-row>
        <table:table-row table:style-name="ro1">
          <table:table-cell office:value-type="float" office:value="-0.016983733" calcext:value-type="float">
            <text:p>-0.016983733</text:p>
          </table:table-cell>
          <table:table-cell office:value-type="float" office:value="0.002851894" calcext:value-type="float">
            <text:p>0.002851894</text:p>
          </table:table-cell>
          <table:table-cell office:value-type="float" office:value="0.003133844" calcext:value-type="float">
            <text:p>0.003133844</text:p>
          </table:table-cell>
          <table:table-cell office:value-type="float" office:value="-0.000077295" calcext:value-type="float">
            <text:p>-7.7295E-05</text:p>
          </table:table-cell>
          <table:table-cell office:value-type="float" office:value="0.002370183" calcext:value-type="float">
            <text:p>0.002370183</text:p>
          </table:table-cell>
          <table:table-cell office:value-type="float" office:value="-0.000155642" calcext:value-type="float">
            <text:p>-0.0001556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grav_trq</text:p>
          </table:table-cell>
          <table:table-cell table:number-columns-repeated="6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013144273" calcext:value-type="float">
            <text:p>0.013144273</text:p>
          </table:table-cell>
          <table:table-cell office:value-type="float" office:value="0.008617531" calcext:value-type="float">
            <text:p>0.008617531</text:p>
          </table:table-cell>
          <table:table-cell office:value-type="float" office:value="0.002089369" calcext:value-type="float">
            <text:p>0.002089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mass_matrix</text:p>
          </table:table-cell>
          <table:table-cell table:number-columns-repeated="6"/>
        </table:table-row>
        <table:table-row table:style-name="ro1">
          <table:table-cell office:value-type="float" office:value="-0.002364662" calcext:value-type="float">
            <text:p>-0.002364662</text:p>
          </table:table-cell>
          <table:table-cell office:value-type="float" office:value="0.002244502" calcext:value-type="float">
            <text:p>0.002244502</text:p>
          </table:table-cell>
          <table:table-cell office:value-type="float" office:value="0.000611059" calcext:value-type="float">
            <text:p>0.000611059</text:p>
          </table:table-cell>
          <table:table-cell office:value-type="float" office:value="-0.000005246" calcext:value-type="float">
            <text:p>-5.246E-06</text:p>
          </table:table-cell>
          <table:table-cell office:value-type="float" office:value="0.000250615" calcext:value-type="float">
            <text:p>0.000250615</text:p>
          </table:table-cell>
          <table:table-cell office:value-type="float" office:value="-0.000010669" calcext:value-type="float">
            <text:p>-1.0669E-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2244502" calcext:value-type="float">
            <text:p>0.002244502</text:p>
          </table:table-cell>
          <table:table-cell office:value-type="float" office:value="-0.000317872" calcext:value-type="float">
            <text:p>-0.000317872</text:p>
          </table:table-cell>
          <table:table-cell office:value-type="float" office:value="-0.000186828" calcext:value-type="float">
            <text:p>-0.000186828</text:p>
          </table:table-cell>
          <table:table-cell office:value-type="float" office:value="-0.000088276" calcext:value-type="float">
            <text:p>-8.8276E-05</text:p>
          </table:table-cell>
          <table:table-cell office:value-type="float" office:value="0.000003467" calcext:value-type="float">
            <text:p>3.467E-06</text:p>
          </table:table-cell>
          <table:table-cell office:value-type="float" office:value="-0.000001782" calcext:value-type="float">
            <text:p>-1.782E-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0611059" calcext:value-type="float">
            <text:p>0.000611059</text:p>
          </table:table-cell>
          <table:table-cell office:value-type="float" office:value="-0.000186828" calcext:value-type="float">
            <text:p>-0.000186828</text:p>
          </table:table-cell>
          <table:table-cell office:value-type="float" office:value="-0.000055785" calcext:value-type="float">
            <text:p>-5.5785E-05</text:p>
          </table:table-cell>
          <table:table-cell office:value-type="float" office:value="-0.00002789" calcext:value-type="float">
            <text:p>-2.789E-05</text:p>
          </table:table-cell>
          <table:table-cell office:value-type="float" office:value="0.000003467" calcext:value-type="float">
            <text:p>3.467E-06</text:p>
          </table:table-cell>
          <table:table-cell office:value-type="float" office:value="-0.000001782" calcext:value-type="float">
            <text:p>-1.782E-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00005246" calcext:value-type="float">
            <text:p>-5.246E-06</text:p>
          </table:table-cell>
          <table:table-cell office:value-type="float" office:value="-0.000088276" calcext:value-type="float">
            <text:p>-8.8276E-05</text:p>
          </table:table-cell>
          <table:table-cell office:value-type="float" office:value="-0.00002789" calcext:value-type="float">
            <text:p>-2.789E-05</text:p>
          </table:table-cell>
          <table:table-cell office:value-type="float" office:value="0.000000005" calcext:value-type="float">
            <text:p>5E-09</text:p>
          </table:table-cell>
          <table:table-cell office:value-type="float" office:value="0.000003467" calcext:value-type="float">
            <text:p>3.467E-06</text:p>
          </table:table-cell>
          <table:table-cell office:value-type="float" office:value="-0.000001782" calcext:value-type="float">
            <text:p>-1.782E-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0250615" calcext:value-type="float">
            <text:p>0.000250615</text:p>
          </table:table-cell>
          <table:table-cell table:number-columns-repeated="3" office:value-type="float" office:value="0.000003467" calcext:value-type="float">
            <text:p>3.467E-06</text:p>
          </table:table-cell>
          <table:table-cell office:value-type="float" office:value="-0.000003469" calcext:value-type="float">
            <text:p>-3.469E-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00010669" calcext:value-type="float">
            <text:p>-1.0669E-05</text:p>
          </table:table-cell>
          <table:table-cell table:number-columns-repeated="3" office:value-type="float" office:value="-0.000001782" calcext:value-type="float">
            <text:p>-1.782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lc_duration</text:p>
          </table:table-cell>
          <table:table-cell table:number-columns-repeated="6"/>
        </table:table-row>
        <table:table-row table:style-name="ro1">
          <table:table-cell office:value-type="float" office:value="0.000115633010864258" calcext:value-type="float">
            <text:p>0.0001156330108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6"/>
        </table:table-row>
        <table:table-row table:style-name="ro1">
          <table:table-cell table:number-columns-repeated="6" office:value-type="float" office:value="0.032" calcext:value-type="float">
            <text:p>0.0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d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coriolis_vector</text:p>
          </table:table-cell>
          <table:table-cell table:number-columns-repeated="6"/>
        </table:table-row>
        <table:table-row table:style-name="ro1">
          <table:table-cell office:value-type="float" office:value="-0.016951799" calcext:value-type="float">
            <text:p>-0.016951799</text:p>
          </table:table-cell>
          <table:table-cell office:value-type="float" office:value="0.002845049" calcext:value-type="float">
            <text:p>0.002845049</text:p>
          </table:table-cell>
          <table:table-cell office:value-type="float" office:value="0.003127562" calcext:value-type="float">
            <text:p>0.003127562</text:p>
          </table:table-cell>
          <table:table-cell office:value-type="float" office:value="-0.000080241" calcext:value-type="float">
            <text:p>-8.0241E-05</text:p>
          </table:table-cell>
          <table:table-cell office:value-type="float" office:value="0.002367175" calcext:value-type="float">
            <text:p>0.002367175</text:p>
          </table:table-cell>
          <table:table-cell office:value-type="float" office:value="-0.000156107" calcext:value-type="float">
            <text:p>-0.0001561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grav_trq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4841598" calcext:value-type="float">
            <text:p>0.014841598</text:p>
          </table:table-cell>
          <table:table-cell office:value-type="float" office:value="0.009618629" calcext:value-type="float">
            <text:p>0.009618629</text:p>
          </table:table-cell>
          <table:table-cell office:value-type="float" office:value="0.002087259" calcext:value-type="float">
            <text:p>0.002087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mass_matrix</text:p>
          </table:table-cell>
          <table:table-cell table:number-columns-repeated="6"/>
        </table:table-row>
        <table:table-row table:style-name="ro1">
          <table:table-cell office:value-type="float" office:value="-0.002673021" calcext:value-type="float">
            <text:p>-0.002673021</text:p>
          </table:table-cell>
          <table:table-cell office:value-type="float" office:value="0.002243251" calcext:value-type="float">
            <text:p>0.002243251</text:p>
          </table:table-cell>
          <table:table-cell office:value-type="float" office:value="0.000609991" calcext:value-type="float">
            <text:p>0.000609991</text:p>
          </table:table-cell>
          <table:table-cell office:value-type="float" office:value="-0.000006038" calcext:value-type="float">
            <text:p>-6.038E-06</text:p>
          </table:table-cell>
          <table:table-cell office:value-type="float" office:value="0.000289056" calcext:value-type="float">
            <text:p>0.000289056</text:p>
          </table:table-cell>
          <table:table-cell office:value-type="float" office:value="-0.000012301" calcext:value-type="float">
            <text:p>-1.2301E-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2243251" calcext:value-type="float">
            <text:p>0.002243251</text:p>
          </table:table-cell>
          <table:table-cell office:value-type="float" office:value="-0.000339543" calcext:value-type="float">
            <text:p>-0.000339543</text:p>
          </table:table-cell>
          <table:table-cell office:value-type="float" office:value="-0.00019766" calcext:value-type="float">
            <text:p>-0.00019766</text:p>
          </table:table-cell>
          <table:table-cell office:value-type="float" office:value="-0.000088244" calcext:value-type="float">
            <text:p>-8.8244E-05</text:p>
          </table:table-cell>
          <table:table-cell office:value-type="float" office:value="0.000003998" calcext:value-type="float">
            <text:p>3.998E-06</text:p>
          </table:table-cell>
          <table:table-cell office:value-type="float" office:value="-0.000002056" calcext:value-type="float">
            <text:p>-2.056E-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0609991" calcext:value-type="float">
            <text:p>0.000609991</text:p>
          </table:table-cell>
          <table:table-cell office:value-type="float" office:value="-0.00019766" calcext:value-type="float">
            <text:p>-0.00019766</text:p>
          </table:table-cell>
          <table:table-cell office:value-type="float" office:value="-0.000055776" calcext:value-type="float">
            <text:p>-5.5776E-05</text:p>
          </table:table-cell>
          <table:table-cell office:value-type="float" office:value="-0.000027884" calcext:value-type="float">
            <text:p>-2.7884E-05</text:p>
          </table:table-cell>
          <table:table-cell office:value-type="float" office:value="0.000003998" calcext:value-type="float">
            <text:p>3.998E-06</text:p>
          </table:table-cell>
          <table:table-cell office:value-type="float" office:value="-0.000002056" calcext:value-type="float">
            <text:p>-2.056E-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00006038" calcext:value-type="float">
            <text:p>-6.038E-06</text:p>
          </table:table-cell>
          <table:table-cell office:value-type="float" office:value="-0.000088244" calcext:value-type="float">
            <text:p>-8.8244E-05</text:p>
          </table:table-cell>
          <table:table-cell office:value-type="float" office:value="-0.000027884" calcext:value-type="float">
            <text:p>-2.7884E-05</text:p>
          </table:table-cell>
          <table:table-cell office:value-type="float" office:value="0.000000007" calcext:value-type="float">
            <text:p>7E-09</text:p>
          </table:table-cell>
          <table:table-cell office:value-type="float" office:value="0.000003998" calcext:value-type="float">
            <text:p>3.998E-06</text:p>
          </table:table-cell>
          <table:table-cell office:value-type="float" office:value="-0.000002056" calcext:value-type="float">
            <text:p>-2.056E-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0289056" calcext:value-type="float">
            <text:p>0.000289056</text:p>
          </table:table-cell>
          <table:table-cell table:number-columns-repeated="3" office:value-type="float" office:value="0.000003998" calcext:value-type="float">
            <text:p>3.998E-06</text:p>
          </table:table-cell>
          <table:table-cell office:value-type="float" office:value="-0.000004002" calcext:value-type="float">
            <text:p>-4.002E-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00012301" calcext:value-type="float">
            <text:p>-1.2301E-05</text:p>
          </table:table-cell>
          <table:table-cell table:number-columns-repeated="3" office:value-type="float" office:value="-0.000002056" calcext:value-type="float">
            <text:p>-2.05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lc_duration</text:p>
          </table:table-cell>
          <table:table-cell table:number-columns-repeated="6"/>
        </table:table-row>
        <table:table-row table:style-name="ro1">
          <table:table-cell office:value-type="float" office:value="0.000142812728881836" calcext:value-type="float">
            <text:p>0.0001428127288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6"/>
        </table:table-row>
        <table:table-row table:style-name="ro1">
          <table:table-cell table:number-columns-repeated="6" office:value-type="float" office:value="0.036" calcext:value-type="float">
            <text:p>0.0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d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coriolis_vector</text:p>
          </table:table-cell>
          <table:table-cell table:number-columns-repeated="6"/>
        </table:table-row>
        <table:table-row table:style-name="ro1">
          <table:table-cell office:value-type="float" office:value="-0.016915228" calcext:value-type="float">
            <text:p>-0.016915228</text:p>
          </table:table-cell>
          <table:table-cell office:value-type="float" office:value="0.002837246" calcext:value-type="float">
            <text:p>0.002837246</text:p>
          </table:table-cell>
          <table:table-cell office:value-type="float" office:value="0.003120531" calcext:value-type="float">
            <text:p>0.003120531</text:p>
          </table:table-cell>
          <table:table-cell office:value-type="float" office:value="-0.000083473" calcext:value-type="float">
            <text:p>-8.3473E-05</text:p>
          </table:table-cell>
          <table:table-cell office:value-type="float" office:value="0.00236374" calcext:value-type="float">
            <text:p>0.00236374</text:p>
          </table:table-cell>
          <table:table-cell office:value-type="float" office:value="-0.000156635" calcext:value-type="float">
            <text:p>-0.0001566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grav_trq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6538056" calcext:value-type="float">
            <text:p>0.016538056</text:p>
          </table:table-cell>
          <table:table-cell office:value-type="float" office:value="0.010618944" calcext:value-type="float">
            <text:p>0.010618944</text:p>
          </table:table-cell>
          <table:table-cell office:value-type="float" office:value="0.002084848" calcext:value-type="float">
            <text:p>0.002084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mass_matrix</text:p>
          </table:table-cell>
          <table:table-cell table:number-columns-repeated="6"/>
        </table:table-row>
        <table:table-row table:style-name="ro1">
          <table:table-cell office:value-type="float" office:value="-0.002980677" calcext:value-type="float">
            <text:p>-0.002980677</text:p>
          </table:table-cell>
          <table:table-cell office:value-type="float" office:value="0.002241942" calcext:value-type="float">
            <text:p>0.002241942</text:p>
          </table:table-cell>
          <table:table-cell office:value-type="float" office:value="0.00060889" calcext:value-type="float">
            <text:p>0.00060889</text:p>
          </table:table-cell>
          <table:table-cell office:value-type="float" office:value="-0.000006823" calcext:value-type="float">
            <text:p>-6.823E-06</text:p>
          </table:table-cell>
          <table:table-cell office:value-type="float" office:value="0.000327448" calcext:value-type="float">
            <text:p>0.000327448</text:p>
          </table:table-cell>
          <table:table-cell office:value-type="float" office:value="-0.000013929" calcext:value-type="float">
            <text:p>-1.3929E-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2241942" calcext:value-type="float">
            <text:p>0.002241942</text:p>
          </table:table-cell>
          <table:table-cell office:value-type="float" office:value="-0.000361203" calcext:value-type="float">
            <text:p>-0.000361203</text:p>
          </table:table-cell>
          <table:table-cell office:value-type="float" office:value="-0.000208484" calcext:value-type="float">
            <text:p>-0.000208484</text:p>
          </table:table-cell>
          <table:table-cell office:value-type="float" office:value="-0.000088206" calcext:value-type="float">
            <text:p>-8.8206E-05</text:p>
          </table:table-cell>
          <table:table-cell office:value-type="float" office:value="0.00000453" calcext:value-type="float">
            <text:p>4.53E-06</text:p>
          </table:table-cell>
          <table:table-cell office:value-type="float" office:value="-0.00000233" calcext:value-type="float">
            <text:p>-2.33E-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060889" calcext:value-type="float">
            <text:p>0.00060889</text:p>
          </table:table-cell>
          <table:table-cell office:value-type="float" office:value="-0.000208484" calcext:value-type="float">
            <text:p>-0.000208484</text:p>
          </table:table-cell>
          <table:table-cell office:value-type="float" office:value="-0.000055766" calcext:value-type="float">
            <text:p>-5.5766E-05</text:p>
          </table:table-cell>
          <table:table-cell office:value-type="float" office:value="-0.000027878" calcext:value-type="float">
            <text:p>-2.7878E-05</text:p>
          </table:table-cell>
          <table:table-cell office:value-type="float" office:value="0.00000453" calcext:value-type="float">
            <text:p>4.53E-06</text:p>
          </table:table-cell>
          <table:table-cell office:value-type="float" office:value="-0.00000233" calcext:value-type="float">
            <text:p>-2.33E-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00006823" calcext:value-type="float">
            <text:p>-6.823E-06</text:p>
          </table:table-cell>
          <table:table-cell office:value-type="float" office:value="-0.000088206" calcext:value-type="float">
            <text:p>-8.8206E-05</text:p>
          </table:table-cell>
          <table:table-cell office:value-type="float" office:value="-0.000027878" calcext:value-type="float">
            <text:p>-2.7878E-05</text:p>
          </table:table-cell>
          <table:table-cell office:value-type="float" office:value="0.000000011" calcext:value-type="float">
            <text:p>1.1E-08</text:p>
          </table:table-cell>
          <table:table-cell office:value-type="float" office:value="0.00000453" calcext:value-type="float">
            <text:p>4.53E-06</text:p>
          </table:table-cell>
          <table:table-cell office:value-type="float" office:value="-0.00000233" calcext:value-type="float">
            <text:p>-2.33E-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0327448" calcext:value-type="float">
            <text:p>0.000327448</text:p>
          </table:table-cell>
          <table:table-cell table:number-columns-repeated="3" office:value-type="float" office:value="0.00000453" calcext:value-type="float">
            <text:p>4.53E-06</text:p>
          </table:table-cell>
          <table:table-cell office:value-type="float" office:value="-0.000004535" calcext:value-type="float">
            <text:p>-4.535E-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00013929" calcext:value-type="float">
            <text:p>-1.3929E-05</text:p>
          </table:table-cell>
          <table:table-cell table:number-columns-repeated="3" office:value-type="float" office:value="-0.00000233" calcext:value-type="float">
            <text:p>-2.3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lc_duration</text:p>
          </table:table-cell>
          <table:table-cell table:number-columns-repeated="6"/>
        </table:table-row>
        <table:table-row table:style-name="ro1">
          <table:table-cell office:value-type="float" office:value="0.000160455703735352" calcext:value-type="float">
            <text:p>0.0001604557037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6"/>
        </table:table-row>
        <table:table-row table:style-name="ro1">
          <table:table-cell table:number-columns-repeated="6" office:value-type="float" office:value="0.04" calcext:value-type="float">
            <text:p>0.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d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coriolis_vector</text:p>
          </table:table-cell>
          <table:table-cell table:number-columns-repeated="6"/>
        </table:table-row>
        <table:table-row table:style-name="ro1">
          <table:table-cell office:value-type="float" office:value="-0.016874039" calcext:value-type="float">
            <text:p>-0.016874039</text:p>
          </table:table-cell>
          <table:table-cell office:value-type="float" office:value="0.002828488" calcext:value-type="float">
            <text:p>0.002828488</text:p>
          </table:table-cell>
          <table:table-cell office:value-type="float" office:value="0.003112754" calcext:value-type="float">
            <text:p>0.003112754</text:p>
          </table:table-cell>
          <table:table-cell office:value-type="float" office:value="-0.00008699" calcext:value-type="float">
            <text:p>-8.699E-05</text:p>
          </table:table-cell>
          <table:table-cell office:value-type="float" office:value="0.002359878" calcext:value-type="float">
            <text:p>0.002359878</text:p>
          </table:table-cell>
          <table:table-cell office:value-type="float" office:value="-0.000157227" calcext:value-type="float">
            <text:p>-0.00015722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grav_trq</text:p>
          </table:table-cell>
          <table:table-cell table:number-columns-repeated="6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018233574" calcext:value-type="float">
            <text:p>0.018233574</text:p>
          </table:table-cell>
          <table:table-cell office:value-type="float" office:value="0.011618413" calcext:value-type="float">
            <text:p>0.011618413</text:p>
          </table:table-cell>
          <table:table-cell office:value-type="float" office:value="0.002082137" calcext:value-type="float">
            <text:p>0.002082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mass_matrix</text:p>
          </table:table-cell>
          <table:table-cell table:number-columns-repeated="6"/>
        </table:table-row>
        <table:table-row table:style-name="ro1">
          <table:table-cell office:value-type="float" office:value="-0.00328755" calcext:value-type="float">
            <text:p>-0.00328755</text:p>
          </table:table-cell>
          <table:table-cell office:value-type="float" office:value="0.002240574" calcext:value-type="float">
            <text:p>0.002240574</text:p>
          </table:table-cell>
          <table:table-cell office:value-type="float" office:value="0.000607758" calcext:value-type="float">
            <text:p>0.000607758</text:p>
          </table:table-cell>
          <table:table-cell office:value-type="float" office:value="-0.0000076" calcext:value-type="float">
            <text:p>-7.6E-06</text:p>
          </table:table-cell>
          <table:table-cell office:value-type="float" office:value="0.000365785" calcext:value-type="float">
            <text:p>0.000365785</text:p>
          </table:table-cell>
          <table:table-cell office:value-type="float" office:value="-0.000015553" calcext:value-type="float">
            <text:p>-1.5553E-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2240574" calcext:value-type="float">
            <text:p>0.002240574</text:p>
          </table:table-cell>
          <table:table-cell office:value-type="float" office:value="-0.00038285" calcext:value-type="float">
            <text:p>-0.00038285</text:p>
          </table:table-cell>
          <table:table-cell office:value-type="float" office:value="-0.000219302" calcext:value-type="float">
            <text:p>-0.000219302</text:p>
          </table:table-cell>
          <table:table-cell office:value-type="float" office:value="-0.000088163" calcext:value-type="float">
            <text:p>-8.8163E-05</text:p>
          </table:table-cell>
          <table:table-cell office:value-type="float" office:value="0.00000506" calcext:value-type="float">
            <text:p>5.06E-06</text:p>
          </table:table-cell>
          <table:table-cell office:value-type="float" office:value="-0.000002604" calcext:value-type="float">
            <text:p>-2.604E-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0607758" calcext:value-type="float">
            <text:p>0.000607758</text:p>
          </table:table-cell>
          <table:table-cell office:value-type="float" office:value="-0.000219302" calcext:value-type="float">
            <text:p>-0.000219302</text:p>
          </table:table-cell>
          <table:table-cell office:value-type="float" office:value="-0.000055754" calcext:value-type="float">
            <text:p>-5.5754E-05</text:p>
          </table:table-cell>
          <table:table-cell office:value-type="float" office:value="-0.000027869" calcext:value-type="float">
            <text:p>-2.7869E-05</text:p>
          </table:table-cell>
          <table:table-cell office:value-type="float" office:value="0.00000506" calcext:value-type="float">
            <text:p>5.06E-06</text:p>
          </table:table-cell>
          <table:table-cell office:value-type="float" office:value="-0.000002604" calcext:value-type="float">
            <text:p>-2.604E-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000076" calcext:value-type="float">
            <text:p>-7.6E-06</text:p>
          </table:table-cell>
          <table:table-cell office:value-type="float" office:value="-0.000088163" calcext:value-type="float">
            <text:p>-8.8163E-05</text:p>
          </table:table-cell>
          <table:table-cell office:value-type="float" office:value="-0.000027869" calcext:value-type="float">
            <text:p>-2.7869E-05</text:p>
          </table:table-cell>
          <table:table-cell office:value-type="float" office:value="0.000000015" calcext:value-type="float">
            <text:p>1.5E-08</text:p>
          </table:table-cell>
          <table:table-cell office:value-type="float" office:value="0.00000506" calcext:value-type="float">
            <text:p>5.06E-06</text:p>
          </table:table-cell>
          <table:table-cell office:value-type="float" office:value="-0.000002604" calcext:value-type="float">
            <text:p>-2.604E-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0365785" calcext:value-type="float">
            <text:p>0.000365785</text:p>
          </table:table-cell>
          <table:table-cell table:number-columns-repeated="3" office:value-type="float" office:value="0.00000506" calcext:value-type="float">
            <text:p>5.06E-06</text:p>
          </table:table-cell>
          <table:table-cell office:value-type="float" office:value="-0.000005068" calcext:value-type="float">
            <text:p>-5.068E-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00015553" calcext:value-type="float">
            <text:p>-1.5553E-05</text:p>
          </table:table-cell>
          <table:table-cell table:number-columns-repeated="3" office:value-type="float" office:value="-0.000002604" calcext:value-type="float">
            <text:p>-2.60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lc_duration</text:p>
          </table:table-cell>
          <table:table-cell table:number-columns-repeated="6"/>
        </table:table-row>
        <table:table-row table:style-name="ro1">
          <table:table-cell office:value-type="float" office:value="0.000224828720092773" calcext:value-type="float">
            <text:p>0.0002248287200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780" meta:object-count="0"/>
    <meta:generator>LibreOffice/6.4.7.2$Linux_X86_64 LibreOffice_project/40$Build-2</meta:generator>
  </office:meta>
</office:document-meta>
</file>